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2000002100010EA600006986E3E7FEBE139E0BD8.wmf" manifest:media-type="image/x-wmf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2.55mm" style:type="center"/>
          <style:tab-stop style:position="110.79mm"/>
        </style:tab-stops>
      </style:paragraph-properties>
    </style:style>
    <style:style style:name="P2" style:family="paragraph" style:parent-style-name="Standard">
      <style:text-properties fo:font-size="12pt" fo:language="nl" fo:country="BE" fo:font-weight="bold" style:font-size-asian="12pt" style:font-weight-asian="bold" style:font-size-complex="12pt"/>
    </style:style>
    <style:style style:name="P3" style:family="paragraph" style:parent-style-name="Standard">
      <style:text-properties fo:font-size="12pt" fo:language="nl" fo:country="BE" style:font-size-asian="12pt" style:font-size-complex="12pt"/>
    </style:style>
    <style:style style:name="P4" style:family="paragraph" style:parent-style-name="Standard">
      <style:text-properties fo:font-size="12pt" fo:language="nl" fo:country="BE" officeooo:rsid="0010081d" officeooo:paragraph-rsid="0010081d" style:font-size-asian="12pt" style:font-size-complex="12pt"/>
    </style:style>
    <style:style style:name="P5" style:family="paragraph" style:parent-style-name="Standard">
      <style:text-properties fo:font-size="12pt" fo:language="nl" fo:country="BE" officeooo:rsid="00104adc" officeooo:paragraph-rsid="00104adc" style:font-size-asian="12pt" style:font-size-complex="12pt"/>
    </style:style>
    <style:style style:name="P6" style:family="paragraph" style:parent-style-name="Standard">
      <style:text-properties officeooo:paragraph-rsid="000e3f81"/>
    </style:style>
    <style:style style:name="P7" style:family="paragraph" style:parent-style-name="Standard">
      <style:paragraph-properties fo:margin-left="0mm" fo:margin-right="-0.51mm" fo:text-indent="0mm" style:auto-text-indent="false">
        <style:tab-stops>
          <style:tab-stop style:position="160mm"/>
        </style:tab-stops>
      </style:paragraph-properties>
      <style:text-properties style:font-name="Trebuchet MS"/>
    </style:style>
    <style:style style:name="P8" style:family="paragraph" style:parent-style-name="Standard">
      <style:paragraph-properties fo:break-before="page"/>
      <style:text-properties fo:font-size="12pt" fo:language="nl" fo:country="BE" fo:font-weight="bold" style:font-size-asian="12pt" style:font-weight-asian="bold" style:font-size-complex="12pt"/>
    </style:style>
    <style:style style:name="P9" style:family="paragraph" style:parent-style-name="Standard">
      <style:text-properties fo:font-size="12pt" fo:language="nl" fo:country="BE" style:font-size-asian="12pt" style:font-size-complex="12pt"/>
    </style:style>
    <style:style style:name="P10" style:family="paragraph" style:parent-style-name="Standard">
      <style:text-properties fo:font-size="12pt" fo:language="nl" fo:country="BE" officeooo:rsid="0010cd8c" officeooo:paragraph-rsid="0010cd8c" style:font-size-asian="12pt" style:font-size-complex="12pt"/>
    </style:style>
    <style:style style:name="P11" style:family="paragraph" style:parent-style-name="Standard">
      <style:text-properties fo:font-size="12pt" fo:language="nl" fo:country="BE" officeooo:rsid="00104adc" officeooo:paragraph-rsid="00104adc" style:font-size-asian="12pt" style:font-size-complex="12pt"/>
    </style:style>
    <style:style style:name="P12" style:family="paragraph" style:parent-style-name="Title" style:master-page-name="First_20_Page">
      <style:paragraph-properties style:page-number="auto"/>
      <style:text-properties fo:font-size="16pt" fo:language="nl" fo:country="BE" style:font-size-asian="16pt" style:font-size-complex="16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bfbfbf"/>
    </style:style>
    <style:style style:name="T2" style:family="text">
      <style:text-properties fo:font-size="12pt" fo:language="nl" fo:country="BE" fo:font-weight="bold" style:font-size-asian="12pt" style:font-weight-asian="bold" style:font-size-complex="12pt"/>
    </style:style>
    <style:style style:name="T3" style:family="text">
      <style:text-properties fo:font-size="12pt" fo:language="nl" fo:country="BE" fo:font-weight="bold" officeooo:rsid="000e3f81" style:font-size-asian="12pt" style:font-weight-asian="bold" style:font-size-complex="12pt"/>
    </style:style>
    <style:style style:name="T4" style:family="text">
      <style:text-properties fo:font-size="12pt" fo:language="nl" fo:country="BE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language="nl" fo:country="BE" fo:font-weight="normal" officeooo:rsid="000e3f81" style:font-size-asian="12pt" style:font-weight-asian="normal" style:font-size-complex="12pt" style:font-weight-complex="normal"/>
    </style:style>
    <style:style style:name="T6" style:family="text">
      <style:text-properties fo:font-weight="normal" officeooo:rsid="0010081d" style:font-weight-asian="normal" style:font-weight-complex="normal"/>
    </style:style>
    <style:style style:name="T7" style:family="text">
      <style:text-properties officeooo:rsid="0010cd8c"/>
    </style:style>
    <style:style style:name="fr1" style:family="graphic" style:parent-style-name="Graphics">
      <style:graphic-properties fo:margin-left="0.53mm" fo:margin-right="0.12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mm" draw:fill="none" draw:textarea-vertical-align="top" draw:auto-grow-height="true" fo:min-height="0mm" fo:min-width="0mm" fo:padding-top="0mm" fo:padding-bottom="0mm" fo:padding-left="0mm" fo:padding-right="0mm" fo:wrap-option="wrap" fo:margin-left="0.05mm" fo:margin-right="0.05mm" fo:margin-top="0mm" fo:margin-bottom="0m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custom-shape text:anchor-type="paragraph" draw:z-index="2" draw:name="Text Box 2" draw:style-name="gr1" draw:text-style-name="P13" svg:width="8.1mm" svg:height="7.03mm" svg:x="-21.91mm" svg:y="49.95mm"><text:p text:style-name="Frame_20_contents"><text:span text:style-name="T1">__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Tussentijds opvolgingsformulier Bachelorproef 2016-2017<text:bookmark text:name="_GoBack"/></text:p>
      <text:p text:style-name="P2"/>
      <text:p text:style-name="P2"/>
      <text:p text:style-name="Standard"><text:span text:style-name="T2">Bachelorproef: </text:span><text:span text:style-name="T3"><text:s/></text:span><text:span text:style-name="T5">Iot in gebouwenAutomatisatie</text:span></text:p>
      <text:p text:style-name="P3"/>
      <text:p text:style-name="P6"><text:span text:style-name="T2">Bedrijf: </text:span><text:span text:style-name="T4"><text:s/></text:span><text:span text:style-name="T5">Thomas More </text:span></text:p>
      <text:p text:style-name="P3"/>
      <text:p text:style-name="Standard"><text:span text:style-name="T2">Student: <text:s/></text:span><text:span text:style-name="T5">Olivier Van den Eede</text:span></text:p>
      <text:p text:style-name="P2"/>
      <text:p text:style-name="Standard"><text:span text:style-name="T2">Promotor: </text:span><text:span text:style-name="T3"><text:s/></text:span><text:span text:style-name="T5">Wim Dams</text:span></text:p>
      <text:p text:style-name="P2"/>
      <text:p text:style-name="P6"><text:span text:style-name="T2">Bedrijfspromotor: <text:s/></text:span><text:span text:style-name="T5">Jan Derua</text:span></text:p>
      <text:p text:style-name="P3"/>
      <text:p text:style-name="Standard"><text:span text:style-name="T2">Opleiding: <text:s/></text:span><text:span text:style-name="T5">Electronica-ICT</text:span></text:p>
      <text:p text:style-name="P3"/>
      <text:p text:style-name="P2">Periode (weeknr. volgens agenda): <text:s/><text:span text:style-name="T6">16</text:span></text:p>
      <text:p text:style-name="P3"/>
      <text:p text:style-name="P2">Gerealiseerd vorige week: <text:s/></text:p>
      <text:p text:style-name="P3"/>
      <text:p text:style-name="P3"/>
      <text:p text:style-name="P4">– Verder werken aan webconfig en etsimport voor betere compatibiliteit met homekit</text:p>
      <text:p text:style-name="P4"/>
      <text:p text:style-name="P4">– Homebridge plugin aanpassen voor vernieuwde config file (extra namen, types en homekit compatibiliteit)</text:p>
      <text:p text:style-name="P3"/>
      <text:p text:style-name="P4">– Homekit-plugin gekoppeld aan sim-knx(+bus) via udp sockets</text:p>
      <text:p text:style-name="P3"/>
      <text:p text:style-name="P10">– Probleem:</text:p>
      <text:p text:style-name="P10"/>
      <text:p text:style-name="P10">In nodejs worden udp-sockets asynchroon afgehandeld. Daardoor is het moeilijk om data synchroon terug te krijgen naar het homebridge framework. </text:p>
      <text:p text:style-name="P8">Doelstellingen voor de volgende week:</text:p>
      <text:p text:style-name="P3"/>
      <text:p text:style-name="P5">– Debuggen</text:p>
      <text:p text:style-name="P10">– Probleem met synchrone data oplossen</text:p>
      <text:p text:style-name="P5">– Verder schrijven aan scripti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>Opmerkingen bedrijfspromotor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Opmerkingen hogeschoolpromotor:</text:p>
      <text:p text:style-name="P7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en" fo:country="US" style:letter-kerning="true" style:font-name-asian="Calibri" style:font-size-asian="10pt" style:language-asian="en" style:country-asian="US" style:font-name-complex="DejaVu San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Arial" fo:font-size="10pt" fo:language="en" fo:country="US" style:letter-kerning="true" style:font-name-asian="Calibri" style:font-size-asian="10pt" style:language-asian="en" style:country-asian="US" style:font-name-complex="DejaVu Sans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8.47mm" fo:margin-bottom="0mm" loext:contextual-spacing="false" fo:keep-together="always" fo:keep-with-next="always"/>
      <style:text-properties fo:color="#365f91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3.53mm" fo:margin-bottom="0mm" loext:contextual-spacing="false" fo:keep-together="always" fo:keep-with-next="always"/>
      <style:text-properties fo:color="#4f81bd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3.53mm" fo:margin-bottom="0mm" loext:contextual-spacing="false" fo:keep-together="always" fo:keep-with-next="always"/>
      <style:text-properties fo:color="#4f81bd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3.53mm" fo:margin-bottom="0mm" loext:contextual-spacing="false" fo:keep-together="always" fo:keep-with-next="always"/>
      <style:text-properties fo:color="#4f81bd" fo:font-style="italic" fo:font-weight="bold" style:font-name-asian="Calibri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3.53mm" fo:margin-bottom="0mm" loext:contextual-spacing="false" fo:keep-together="always" fo:keep-with-next="always"/>
      <style:text-properties fo:color="#243f6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3.53mm" fo:margin-bottom="0mm" loext:contextual-spacing="false" fo:keep-together="always" fo:keep-with-next="always"/>
      <style:text-properties fo:color="#243f6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3.53mm" fo:margin-bottom="0mm" loext:contextual-spacing="false" fo:keep-together="always" fo:keep-with-next="always"/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3.53mm" fo:margin-bottom="0mm" loext:contextual-spacing="false" fo:keep-together="always" fo:keep-with-next="always"/>
      <style:text-properties fo:color="#40404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3.53mm" fo:margin-bottom="0mm" loext:contextual-spacing="false" fo:keep-together="always" fo:keep-with-next="always"/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Balloon_20_Text" style:display-name="Balloon Text" style:family="paragraph" style:parent-style-name="Standard" style:default-outline-level="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82.55mm" style:type="center"/>
          <style:tab-stop style:position="165.1m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2.55mm" style:type="center"/>
          <style:tab-stop style:position="165.1mm" style:type="right"/>
        </style:tab-stops>
      </style:paragraph-properties>
      <style:text-properties fo:font-size="9pt" style:font-size-asian="9pt"/>
    </style:style>
    <style:style style:name="Title" style:family="paragraph" style:parent-style-name="Standard" style:next-style-name="Standard" style:default-outline-level="" style:class="chapter">
      <style:paragraph-properties fo:margin-top="0mm" fo:margin-bottom="5.29mm" loext:contextual-spacing="true" fo:padding-left="0mm" fo:padding-right="0mm" fo:padding-top="0mm" fo:padding-bottom="1.41mm" fo:border-left="none" fo:border-right="none" fo:border-top="none" fo:border-bottom="0.99pt solid #4f81bd"/>
      <style:text-properties fo:color="#17365d" fo:font-size="26pt" fo:letter-spacing="0.09mm" style:letter-kerning="true" style:font-name-asian="Calibri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fo:font-size="12pt" fo:letter-spacing="0.26mm" fo:font-style="italic" style:font-name-asian="Calibri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TOC_20_Heading" style:display-name="TOC Heading" style:family="paragraph" style:parent-style-name="Heading_20_1" style:next-style-name="Standard" style:default-outline-level="" style:list-style-name=""/>
    <style:style style:name="envelope_20_address" style:display-name="envelope address" style:family="paragraph" style:parent-style-name="Standard" style:default-outline-level="">
      <style:paragraph-properties fo:margin-left="50.8mm" fo:margin-right="0mm" fo:text-indent="0mm" style:auto-text-indent="false"/>
      <style:text-properties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envelope_20_return" style:display-name="envelope return" style:family="paragraph" style:parent-style-name="Standard" style:default-outline-level="">
      <style:text-properties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20mm" fo:margin-right="0mm" fo:text-indent="-20mm" style:auto-text-indent="false" fo:background-color="#cccccc" fo:padding="0.35mm" fo:border="0.74pt solid #00000a"/>
      <style:text-properties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Block_20_Text" style:display-name="Block Text" style:family="paragraph" style:parent-style-name="Standard" style:default-outline-level="">
      <style:paragraph-properties fo:margin-left="20.32mm" fo:margin-right="20.32mm" fo:text-indent="0mm" style:auto-text-indent="false" fo:padding="3.53mm" fo:border="0.26pt solid #4f81bd" style:shadow="#000000 0.09mm 0.09mm"/>
      <style:text-properties fo:color="#4f81bd" fo:font-style="italic" style:font-name-asian="Calibri" style:font-family-asian="Calibri" style:font-family-generic-asian="system" style:font-pitch-asian="variable" style:font-style-asian="italic" style:font-style-complex="italic"/>
    </style:style>
    <style:style style:name="Document_20_Map" style:display-name="Document Map" style:family="paragraph" style:parent-style-name="Standard" style:default-outline-level="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 style:default-outline-level=""/>
    <style:style style:name="index_20_1" style:display-name="index 1" style:family="paragraph" style:parent-style-name="Standard" style:next-style-name="Standard" style:auto-update="true" style:default-outline-level="">
      <style:paragraph-properties fo:margin-left="3.53mm" fo:margin-right="0mm" fo:text-indent="-3.53mm" style:auto-text-indent="false"/>
    </style:style>
    <style:style style:name="index_20_heading" style:display-name="index heading" style:family="paragraph" style:parent-style-name="Standard" style:default-outline-level="">
      <style:text-properties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toa_20_heading" style:display-name="toa heading" style:family="paragraph" style:parent-style-name="Standard" style:next-style-name="Standard" style:default-outline-level="">
      <style:paragraph-properties fo:margin-top="2.12mm" fo:margin-bottom="0mm" loext:contextual-spacing="false"/>
      <style:text-properties fo:font-size="12pt" fo:font-weight="bold" style:font-name-asian="Calibri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macro" style:family="paragraph" style:default-outline-level="">
      <style:paragraph-properties fo:text-align="start" style:justify-single-word="false" fo:orphans="2" fo:widows="2" style:writing-mode="lr-tb">
        <style:tab-stops>
          <style:tab-stop style:position="8.47mm"/>
          <style:tab-stop style:position="16.93mm"/>
          <style:tab-stop style:position="25.4mm"/>
          <style:tab-stop style:position="33.87mm"/>
          <style:tab-stop style:position="42.33mm"/>
          <style:tab-stop style:position="50.8mm"/>
          <style:tab-stop style:position="59.27mm"/>
          <style:tab-stop style:position="67.73mm"/>
          <style:tab-stop style:position="76.2mm"/>
        </style:tab-stops>
      </style:paragraph-properties>
    </style:style>
    <style:style style:name="Normal_20__28_Web_29_" style:display-name="Normal (Web)" style:family="paragraph" style:parent-style-name="Standard" style:default-outline-level="">
      <style:text-properties fo:font-size="12pt" style:font-size-asian="12pt" style:font-name-complex="Times New Roman" style:font-family-complex="'Times New Roman'" style:font-family-generic-complex="system" style:font-pitch-complex="variable" style:font-size-complex="12pt"/>
    </style:style>
    <style:style style:name="Plain_20_Text" style:display-name="Plain Text" style:family="paragraph" style:parent-style-name="Standard" style:default-outline-level="">
      <style:text-properties fo:font-size="10.5pt" style:font-size-asian="10.5pt" style:font-size-complex="10.5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>
      <style:text-properties style:font-name="Arial" fo:font-family="Arial" style:font-family-generic="roman" style:font-pitch="variable" fo:font-size="10pt" style:font-size-asian="10pt"/>
    </style:style>
    <style:style style:name="Footer_20_Char" style:display-name="Footer Char" style:family="text" style:parent-style-name="Default_20_Paragraph_20_Font">
      <style:text-properties fo:font-size="9pt" style:font-size-asian="9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eading_20_1_20_Char" style:display-name="Heading 1 Char" style:family="text" style:parent-style-name="Default_20_Paragraph_20_Font">
      <style:text-properties fo:color="#365f91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_20_Char" style:display-name="Heading 4 Char" style:family="text" style:parent-style-name="Default_20_Paragraph_20_Font">
      <style:text-properties fo:color="#4f81bd" fo:font-style="italic" fo:font-weight="bold" style:font-name-asian="Calibri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9_20_Char" style:display-name="Heading 9 Char" style:family="text" style:parent-style-name="Default_20_Paragraph_20_Font"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itle_20_Char" style:display-name="Title Char" style:family="text" style:parent-style-name="Default_20_Paragraph_20_Font">
      <style:text-properties fo:color="#17365d" fo:font-size="26pt" fo:letter-spacing="0.09mm" style:letter-kerning="true" style:font-name-asian="Calibri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fo:font-size="12pt" fo:letter-spacing="0.26mm" fo:font-style="italic" style:font-name-asian="Calibri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Message_20_Header_20_Char" style:display-name="Message Header Char" style:family="text" style:parent-style-name="Default_20_Paragraph_20_Font">
      <style:text-properties fo:font-size="12pt" fo:background-color="#cccccc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Document_20_Map_20_Char" style:display-name="Document Map Char" style:family="text" style:parent-style-name="Default_20_Paragraph_20_Font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TML_20_Preformatted_20_Char" style:display-name="HTML Preformatted Char" style:family="text" style:parent-style-name="Default_20_Paragraph_20_Font"/>
    <style:style style:name="HTML_20_Code" style:display-name="HTML Code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Typewriter" style:display-name="HTML Typewriter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Keyboard" style:display-name="HTML Keyboard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Sample" style:display-name="HTML Sample" style:family="text" style:parent-style-name="Default_20_Paragraph_20_Font">
      <style:text-properties style:font-name="Arial" fo:font-family="Arial" style:font-family-generic="roman" style:font-pitch="variable" fo:font-size="12pt" style:font-size-asian="12pt" style:font-size-complex="12pt"/>
    </style:style>
    <style:style style:name="Macro_20_Text_20_Char" style:display-name="Macro Text Char" style:family="text" style:parent-style-name="Default_20_Paragraph_20_Font"/>
    <style:style style:name="Plain_20_Text_20_Char" style:display-name="Plain Text Char" style:family="text" style:parent-style-name="Default_20_Paragraph_20_Font">
      <style:text-properties fo:font-size="10.5pt" style:font-size-asian="10.5pt" style:font-size-complex="10.5pt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outline-level-style>
      <text:outline-level-style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outline-level-style>
      <text:outline-level-style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outline-level-style>
      <text:outline-level-style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outline-level-style>
      <text:outline-level-style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7.62mm" fo:margin-left="13.97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8.89mm" fo:margin-left="21.5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1.43mm" fo:margin-left="30.48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3.97mm" fo:margin-left="39.37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6.51mm" fo:margin-left="48.26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9.05mm" fo:margin-left="57.1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1.59mm" fo:margin-left="66.04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5.4mm" fo:margin-left="76.2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1.34mm" fo:text-indent="-6.35mm" fo:margin-left="11.34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6.33mm" fo:text-indent="-6.35mm" fo:margin-left="16.33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1.33mm" fo:text-indent="-6.35mm" fo:margin-left="21.33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6.32mm" fo:text-indent="-6.35mm" fo:margin-left="26.32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1.34mm" fo:text-indent="-6.35mm" fo:margin-left="11.34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6.33mm" fo:text-indent="-6.35mm" fo:margin-left="16.33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1.33mm" fo:text-indent="-6.35mm" fo:margin-left="21.33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6.32mm" fo:text-indent="-6.35mm" fo:margin-left="26.32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7.62mm" fo:margin-left="13.97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8.89mm" fo:margin-left="21.5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1.43mm" fo:margin-left="30.48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3.97mm" fo:margin-left="39.37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6.51mm" fo:margin-left="48.26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9.05mm" fo:margin-left="57.1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1.59mm" fo:margin-left="66.04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5.4mm" fo:margin-left="76.2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7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2.55mm" style:type="center"/>
          <style:tab-stop style:position="110.79mm"/>
        </style:tab-stops>
      </style:paragraph-properties>
    </style:style>
    <style:style style:name="Mfr1" style:family="graphic" style:parent-style-name="Graphics">
      <style:graphic-properties fo:margin-left="0.53mm" fo:margin-right="0.12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2mm" fo:margin-bottom="12.51mm" fo:margin-left="25.01mm" fo:margin-right="25.01mm" style:writing-mode="lr-tb" style:layout-grid-color="#c0c0c0" style:layout-grid-lines="36" style:layout-grid-base-height="4.23mm" style:layout-grid-ruby-height="2.12mm" style:layout-grid-mode="none" style:layout-grid-ruby-below="false" style:layout-grid-print="false" style:layout-grid-display="fals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0%" style:color="#000000"/>
      </style:page-layout-properties>
      <style:header-style>
        <style:header-footer-properties fo:min-height="3.02mm" fo:margin-left="0mm" fo:margin-right="0mm" fo:margin-bottom="2.01mm" style:dynamic-spacing="true"/>
      </style:header-style>
      <style:footer-style>
        <style:header-footer-properties fo:min-height="25.51mm" fo:margin-left="0mm" fo:margin-right="0mm" fo:margin-top="24.5m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Picture 0" text:anchor-type="as-char" svg:width="43.27mm" svg:height="17.07mm" draw:z-index="0"><draw:image xlink:href="Pictures/2000002100010EA600006986E3E7FEBE139E0BD8.wmf" xlink:type="simple" xlink:show="embed" xlink:actuate="onLoad"/><svg:desc>TM_logo.wmf</svg:desc></draw:frame></text:p>
        <text:p text:style-name="Header"/>
        <text:p text:style-name="Header"/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Header"><draw:frame draw:style-name="Mfr1" draw:name="Image1" text:anchor-type="as-char" svg:width="43.27mm" svg:height="17.07mm" draw:z-index="1"><draw:image xlink:href="Pictures/2000002100010EA600006986E3E7FEBE139E0BD8.wmf" xlink:type="simple" xlink:show="embed" xlink:actuate="onLoad"/><svg:desc>TM_logo.wmf</svg:desc></draw:frame></text:p>
        <text:p text:style-name="Header"/>
        <text:p text:style-name="Header"/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0029696</meta:initial-creator>
    <meta:editing-cycles>9</meta:editing-cycles>
    <meta:print-date>2013-04-21T17:44:00</meta:print-date>
    <meta:creation-date>2016-12-21T00:07:00</meta:creation-date>
    <dc:date>2017-04-21T13:01:16.079262033</dc:date>
    <meta:editing-duration>PT24M27S</meta:editing-duration>
    <meta:generator>LibreOffice/5.3.2.2$Linux_X86_64 LibreOffice_project/30m0$Build-2</meta:generator>
    <meta:document-statistic meta:table-count="0" meta:image-count="2" meta:object-count="0" meta:page-count="2" meta:paragraph-count="23" meta:word-count="104" meta:character-count="869" meta:non-whitespace-character-count="768"/>
    <meta:user-defined meta:name="AppVersion">14.0000</meta:user-defined>
    <meta:user-defined meta:name="Company">Lessius Mechele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